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none" officeooo:rsid="0014a269" officeooo:paragraph-rsid="0014a269"/>
    </style:style>
    <style:style style:name="P2" style:family="paragraph" style:parent-style-name="Standard">
      <style:paragraph-properties fo:text-align="start" style:justify-single-word="false"/>
      <style:text-properties style:text-underline-style="none" officeooo:rsid="0014a269" officeooo:paragraph-rsid="0014a269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rsid="0014a269" officeooo:paragraph-rsid="0014a269"/>
    </style:style>
    <style:style style:name="P4" style:family="paragraph" style:parent-style-name="Standard">
      <style:paragraph-properties fo:text-align="start" style:justify-single-word="false"/>
      <style:text-properties style:text-underline-style="none" officeooo:rsid="0017b278" officeooo:paragraph-rsid="0017b278"/>
    </style:style>
    <style:style style:name="P5" style:family="paragraph" style:parent-style-name="Standard">
      <style:paragraph-properties fo:text-align="start" style:justify-single-word="false"/>
      <style:text-properties style:text-underline-style="none" officeooo:rsid="00164f42" officeooo:paragraph-rsid="0017c995"/>
    </style:style>
    <style:style style:name="P6" style:family="paragraph" style:parent-style-name="Standard">
      <style:text-properties officeooo:paragraph-rsid="0017c995"/>
    </style:style>
    <style:style style:name="T1" style:family="text">
      <style:text-properties officeooo:rsid="00171b45"/>
    </style:style>
    <style:style style:name="T2" style:family="text">
      <style:text-properties officeooo:rsid="0019b857"/>
    </style:style>
    <style:style style:name="T3" style:family="text">
      <style:text-properties fo:font-weight="bold" officeooo:rsid="0019b857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plate</text:p>
      <text:p text:style-name="P1"/>
      <text:p text:style-name="P2">Greetings team,<text:line-break/>Please have a look at following questionnaires and provide the answers carefully;</text:p>
      <text:p text:style-name="P2"/>
      <text:p text:style-name="P4">Question 1: Review DB configurations (Make sure Max connection to DB does not exceed the POD total).</text:p>
      <text:p text:style-name="P4">Question 2: What is the growth rate for users per year?</text:p>
      <text:p text:style-name="P4">Question 3: What is the data classification?</text:p>
      <text:p text:style-name="P4"/>
      <text:p text:style-name="P6">Questions <text:span text:style-name="T2">(</text:span><text:span text:style-name="T3">mandatory part</text:span><text:span text:style-name="T2">)</text:span></text:p>
      <text:p text:style-name="P6"><text:span text:style-name="T1">Q1: </text:span>What is the acceptable time taken to load (render) the full screen (with all images and buttons) of the application after clicking the icon, link or button?</text:p>
      <text:p text:style-name="P6"><text:span text:style-name="T1">Q2: </text:span>What is the acceptable time the UI can take to respond to action performed by user, e.g. click button to go to next screen?</text:p>
      <text:p text:style-name="P6"><text:span text:style-name="T1">Q3: </text:span>What is the total number of system users(intranet/internet)</text:p>
      <text:p text:style-name="P6"><text:span text:style-name="T1">Q4: </text:span>What are the hours of operation for the system?</text:p>
      <text:p text:style-name="P6"><text:span text:style-name="T1">Q5: </text:span>Within how much time (milliseconds) a REST service call must respond?</text:p>
      <text:p text:style-name="P6"><text:span text:style-name="T1">Q6: </text:span>Within how much time (minutes) a batch process must complete its processing?</text:p>
      <text:p text:style-name="P6"><text:span text:style-name="T1">Q7: </text:span>How many concurrent users the system should support?</text:p>
      <text:p text:style-name="P6"><text:span text:style-name="T1">Q8: </text:span>How many requests a REST service must support per second?</text:p>
      <text:p text:style-name="P6"><text:span text:style-name="T1">Q9: </text:span>How much data can we store? Will we ever run out of storage space?</text:p>
      <text:p text:style-name="P6"><text:span text:style-name="T1">Q10: </text:span>Which browsers, operating systems and versions should we expect the software to work on?</text:p>
      <text:p text:style-name="P6"><text:span text:style-name="T1">Q11: </text:span>How often can we expect the system to be available to use? </text:p>
      <text:p text:style-name="P6"><text:span text:style-name="T1">Q12: </text:span>How does it handle critical failures? </text:p>
      <text:p text:style-name="P6"><text:span text:style-name="T1">Q13: </text:span>How long does it take for a system to come back online after a failure?</text:p>
      <text:p text:style-name="P6"><text:span text:style-name="T1">Q14: </text:span>"How to keep application running after an error occurs? What SLA needs to be met on Availability? "</text:p>
      <text:p text:style-name="P6"><text:span text:style-name="T1">Q15: </text:span>How much Data can the system store and for how long?</text:p>
      <text:p text:style-name="P6"><text:span text:style-name="T1">Q16: </text:span>Correlation IDs generated at receipt of request, passed on to all subsystems and API calls, and included in all logs</text:p>
      <text:p text:style-name="P6"><text:span text:style-name="T1">Q17: </text:span>Centralising logs, with all services and instances logging to a single central location</text:p>
      <text:p text:style-name="P6"><text:span text:style-name="T1">Q18: </text:span>Only logging useful information and fixing errors as they are identified</text:p>
      <text:p text:style-name="P5"><text:span text:style-name="T1">Q19: </text:span>Implementing third-party monitoring services for crucial areas of the application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4T01:26:08.367867163</meta:creation-date>
    <dc:date>2022-07-24T02:02:45.350261378</dc:date>
    <meta:editing-duration>PT6M27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25" meta:word-count="325" meta:character-count="1884" meta:non-whitespace-character-count="1582"/>
  </office:meta>
</office:document-meta>
</file>